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52B00000369350E5944BBDCB71E4.svm" manifest:media-type=""/>
  <manifest:file-entry manifest:full-path="Pictures/10000201000001EF000001103BA3BDB138F3DBB9.png" manifest:media-type="image/png"/>
  <manifest:file-entry manifest:full-path="Pictures/20000009000052B0000036AD9EB932824B5646C7.svm" manifest:media-type=""/>
  <manifest:file-entry manifest:full-path="Pictures/20000009000052CA00003693AC0239150CFC9635.svm" manifest:media-type=""/>
  <manifest:file-entry manifest:full-path="Pictures/10000201000001E2000001A3D8F4ABF065850EFE.png" manifest:media-type="image/png"/>
  <manifest:file-entry manifest:full-path="Pictures/20000002000004A10000021BC5E30D0847CC174A.eps" manifest:media-type="image/x-eps"/>
  <manifest:file-entry manifest:full-path="Pictures/20000009000052B0000036798DD281302B20824C.svm" manifest:media-type=""/>
  <manifest:file-entry manifest:full-path="Pictures/20000009000052B0000036ADD746E9F24AEAF352.svm" manifest:media-type=""/>
  <manifest:file-entry manifest:full-path="Pictures/20000009000052B0000036939DA727A29EFD1D8E.svm" manifest:media-type=""/>
  <manifest:file-entry manifest:full-path="Pictures/200000090000527B00003693AD83C9167B3FA03C.svm" manifest:media-type=""/>
  <manifest:file-entry manifest:full-path="Pictures/20000009000052B0000036932E53F08562823595.svm" manifest:media-type=""/>
  <manifest:file-entry manifest:full-path="Pictures/20000009000052B000003693B73287ECA9214B6A.svm" manifest:media-type=""/>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fo:background-color="#ffffff"/>
    </style:style>
    <style:style style:name="P2" style:family="paragraph" style:parent-style-name="Standard">
      <style:text-properties officeooo:rsid="001ed8f2" officeooo:paragraph-rsid="001ed8f2"/>
    </style:style>
    <style:style style:name="P3" style:family="paragraph" style:parent-style-name="Standard">
      <style:paragraph-properties fo:text-align="center" style:justify-single-word="false"/>
      <style:text-properties officeooo:rsid="001ed8f2" officeooo:paragraph-rsid="001ed8f2"/>
    </style:style>
    <style:style style:name="P4" style:family="paragraph" style:parent-style-name="Standard">
      <style:paragraph-properties fo:text-align="center" style:justify-single-word="false"/>
      <style:text-properties fo:font-size="14pt" fo:font-weight="bold" officeooo:rsid="001f9dc5" officeooo:paragraph-rsid="001f9dc5" style:font-size-asian="14pt" style:font-weight-asian="bold" style:font-size-complex="14pt" style:font-weight-complex="bold"/>
    </style:style>
    <style:style style:name="P5" style:family="paragraph" style:parent-style-name="Standard">
      <style:paragraph-properties fo:text-align="end" style:justify-single-word="false"/>
      <style:text-properties fo:font-size="14pt" officeooo:rsid="001ed8f2" officeooo:paragraph-rsid="001ed8f2" style:font-size-asian="14pt" style:font-size-complex="14pt"/>
    </style:style>
    <style:style style:name="P6" style:family="paragraph" style:parent-style-name="Standard">
      <style:paragraph-properties fo:text-align="center" style:justify-single-word="false"/>
      <style:text-properties fo:font-size="14pt" officeooo:rsid="001f9dc5" officeooo:paragraph-rsid="001f9dc5" style:font-size-asian="14pt" style:font-size-complex="14pt"/>
    </style:style>
    <style:style style:name="P7" style:family="paragraph" style:parent-style-name="Standard">
      <style:paragraph-properties fo:text-align="start" style:justify-single-word="false"/>
      <style:text-properties fo:font-size="14pt" officeooo:rsid="001f9dc5" officeooo:paragraph-rsid="001f9dc5" style:font-size-asian="14pt" style:font-size-complex="14pt"/>
    </style:style>
    <style:style style:name="P8" style:family="paragraph" style:parent-style-name="Standard">
      <style:paragraph-properties fo:text-align="center" style:justify-single-word="false"/>
      <style:text-properties fo:font-size="16pt" fo:font-weight="bold" officeooo:rsid="001ed8f2" officeooo:paragraph-rsid="001ed8f2"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officeooo:rsid="001ed8f2" officeooo:paragraph-rsid="001ed8f2" style:font-size-asian="16pt" style:font-size-complex="16pt"/>
    </style:style>
    <style:style style:name="P10" style:family="paragraph" style:parent-style-name="Standard">
      <style:paragraph-properties fo:text-align="end" style:justify-single-word="false"/>
      <style:text-properties fo:font-size="12pt" officeooo:rsid="001ed8f2" officeooo:paragraph-rsid="001ed8f2" style:font-size-asian="12pt" style:font-size-complex="12pt"/>
    </style:style>
    <style:style style:name="P11" style:family="paragraph" style:parent-style-name="Standard">
      <style:paragraph-properties fo:text-align="center" style:justify-single-word="false"/>
      <style:text-properties fo:font-size="12pt" officeooo:rsid="001ed8f2" officeooo:paragraph-rsid="001ed8f2" style:font-size-asian="12pt" style:font-size-complex="12pt"/>
    </style:style>
    <style:style style:name="P12" style:family="paragraph" style:parent-style-name="Standard">
      <style:paragraph-properties fo:text-align="center" style:justify-single-word="false"/>
      <style:text-properties fo:font-size="12pt" officeooo:rsid="001f9dc5" officeooo:paragraph-rsid="001f9dc5" style:font-size-asian="12pt" style:font-size-complex="12pt"/>
    </style:style>
    <style:style style:name="P13" style:family="paragraph" style:parent-style-name="Standard">
      <style:paragraph-properties fo:text-align="start" style:justify-single-word="false"/>
      <style:text-properties fo:font-size="12pt" officeooo:rsid="001f9dc5" officeooo:paragraph-rsid="001f9dc5" style:font-size-asian="12pt" style:font-size-complex="12pt"/>
    </style:style>
    <style:style style:name="P14" style:family="paragraph" style:parent-style-name="Standard">
      <style:paragraph-properties fo:text-align="end" style:justify-single-word="false"/>
      <style:text-properties fo:font-size="12pt" officeooo:rsid="001f9dc5" officeooo:paragraph-rsid="001f9dc5" style:font-size-asian="12pt" style:font-size-complex="12pt"/>
    </style:style>
    <style:style style:name="P15" style:family="paragraph" style:parent-style-name="Standard">
      <style:paragraph-properties fo:text-align="start" style:justify-single-word="false"/>
      <style:text-properties fo:font-size="12pt" officeooo:rsid="001f9dc5" officeooo:paragraph-rsid="001f9dc5" style:font-size-asian="10.5pt" style:font-size-complex="12pt"/>
    </style:style>
    <style:style style:name="P16" style:family="paragraph" style:parent-style-name="Standard">
      <style:paragraph-properties fo:text-align="start" style:justify-single-word="false"/>
      <style:text-properties fo:font-size="12pt" style:text-underline-style="none" officeooo:rsid="001f9dc5" officeooo:paragraph-rsid="001f9dc5" style:font-size-asian="10.5pt" style:font-size-complex="12pt"/>
    </style:style>
    <style:style style:name="P17" style:family="paragraph" style:parent-style-name="Standard">
      <style:paragraph-properties fo:text-align="center" style:justify-single-word="false"/>
      <style:text-properties fo:font-size="18pt" fo:font-weight="bold" officeooo:rsid="001ed8f2" officeooo:paragraph-rsid="001ed8f2" style:font-size-asian="18pt" style:font-weight-asian="bold" style:font-size-complex="18pt" style:font-weight-complex="bold"/>
    </style:style>
    <style:style style:name="P18" style:family="paragraph" style:parent-style-name="Standard">
      <style:text-properties style:font-name="Liberation Serif" fo:font-size="12pt" style:font-size-asian="12pt" style:font-size-complex="12pt"/>
    </style:style>
    <style:style style:name="P19" style:family="paragraph" style:parent-style-name="Standard">
      <style:paragraph-properties fo:text-align="start" style:justify-single-word="false"/>
      <style:text-properties style:font-name="Liberation Serif" fo:font-size="12pt" officeooo:paragraph-rsid="001f9dc5" style:font-size-asian="12pt" style:font-size-complex="12pt"/>
    </style:style>
    <style:style style:name="P20" style:family="paragraph" style:parent-style-name="Standard">
      <style:paragraph-properties fo:text-align="start" style:justify-single-word="false"/>
      <style:text-properties style:font-name="Liberation Serif" fo:font-size="12pt" officeooo:rsid="001f9dc5" officeooo:paragraph-rsid="001f9dc5" style:font-size-asian="12pt" style:font-size-complex="12pt"/>
    </style:style>
    <style:style style:name="P21" style:family="paragraph" style:parent-style-name="Standard">
      <style:paragraph-properties fo:text-align="start" style:justify-single-word="false"/>
      <style:text-properties officeooo:paragraph-rsid="00299b02"/>
    </style:style>
    <style:style style:name="P22" style:family="paragraph" style:parent-style-name="Standard">
      <style:paragraph-properties fo:text-align="start" style:justify-single-word="false"/>
      <style:text-properties fo:font-size="12pt" fo:font-weight="normal" officeooo:rsid="00217889" officeooo:paragraph-rsid="00217889"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officeooo:rsid="001f9dc5" officeooo:paragraph-rsid="001f9dc5" style:font-size-asian="10.5pt" style:font-size-complex="12pt"/>
    </style:style>
    <style:style style:name="P24" style:family="paragraph" style:parent-style-name="Standard">
      <style:paragraph-properties fo:text-align="start" style:justify-single-word="false"/>
      <style:text-properties fo:font-size="12pt" officeooo:rsid="002c4e4e" officeooo:paragraph-rsid="002c4e4e" style:font-size-asian="10.5pt" style:font-size-complex="12pt"/>
    </style:style>
    <style:style style:name="P25" style:family="paragraph" style:parent-style-name="Standard">
      <style:paragraph-properties fo:text-align="start" style:justify-single-word="false"/>
      <style:text-properties fo:font-size="12pt" officeooo:rsid="002cf566" officeooo:paragraph-rsid="002cf566" style:font-size-asian="10.5pt" style:font-size-complex="12pt"/>
    </style:style>
    <style:style style:name="P26" style:family="paragraph" style:parent-style-name="Standard">
      <style:paragraph-properties fo:text-align="start" style:justify-single-word="false"/>
      <style:text-properties fo:font-size="12pt" officeooo:rsid="002e2584" officeooo:paragraph-rsid="002e2584" style:font-size-asian="10.5pt" style:font-size-complex="12pt"/>
    </style:style>
    <style:style style:name="P27" style:family="paragraph" style:parent-style-name="Standard">
      <style:paragraph-properties fo:text-align="start" style:justify-single-word="false"/>
      <style:text-properties fo:font-size="14pt" officeooo:rsid="001f9dc5" officeooo:paragraph-rsid="001f9dc5" style:font-size-asian="14pt" style:font-size-complex="14pt"/>
    </style:style>
    <style:style style:name="P28" style:family="paragraph" style:parent-style-name="Standard">
      <style:paragraph-properties fo:text-align="start" style:justify-single-word="false"/>
      <style:text-properties fo:font-size="14pt" officeooo:rsid="001f9dc5" officeooo:paragraph-rsid="002cf566" style:font-size-asian="14pt" style:font-size-complex="14pt"/>
    </style:style>
    <style:style style:name="T1" style:family="text">
      <style:text-properties officeooo:rsid="001f9dc5"/>
    </style:style>
    <style:style style:name="T2" style:family="text">
      <style:text-properties fo:font-weight="bold" style:font-weight-asian="bold" style:font-weight-complex="bold"/>
    </style:style>
    <style:style style:name="T3" style:family="text">
      <style:text-properties fo:font-weight="bold" officeooo:rsid="00217889" style:font-weight-asian="bold" style:font-weight-complex="bold"/>
    </style:style>
    <style:style style:name="T4" style:family="text">
      <style:text-properties officeooo:rsid="00217889"/>
    </style:style>
    <style:style style:name="T5" style:family="text">
      <style:text-properties officeooo:rsid="00299b02"/>
    </style:style>
    <style:style style:name="T6" style:family="text">
      <style:text-properties fo:font-size="12pt" officeooo:rsid="001f9dc5" style:font-size-asian="12pt" style:font-size-complex="12pt"/>
    </style:style>
    <style:style style:name="T7" style:family="text">
      <style:text-properties fo:font-size="12pt" officeooo:rsid="00299b02" style:font-size-asian="12pt" style:font-size-complex="12pt"/>
    </style:style>
    <style:style style:name="T8" style:family="text">
      <style:text-properties officeooo:rsid="0029dca2"/>
    </style:style>
    <style:style style:name="T9" style:family="text">
      <style:text-properties officeooo:rsid="002a0c2f"/>
    </style:style>
    <style:style style:name="T10" style:family="text">
      <style:text-properties officeooo:rsid="002e2584"/>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Изображение1" text:anchor-type="paragraph" svg:y="0.208cm" svg:width="11.989cm" svg:height="5.452cm" draw:z-index="0"><draw:image xlink:href="Pictures/20000002000004A10000021BC5E30D0847CC174A.eps" xlink:type="simple" xlink:show="embed" xlink:actuate="onLoad"/></draw:frame></text:p>
      <text:p text:style-name="P8">МОСКОВСКИЙ ГОСУДАРСТВЕННЫЙ УНИВЕРСИТЕТ</text:p>
      <text:p text:style-name="P8">ИМЕН<text:span text:style-name="T1">И</text:span> М. В. ЛОМОНОСОВА</text:p>
      <text:p text:style-name="P3"/>
      <text:p text:style-name="P8">Факультет Вычислительной Математики и Кибернетики</text:p>
      <text:p text:style-name="P8"/>
      <text:p text:style-name="P8"/>
      <text:p text:style-name="P8"/>
      <text:p text:style-name="P8"/>
      <text:p text:style-name="P8"/>
      <text:p text:style-name="P3"/>
      <text:p text:style-name="P9">Отчет о выполнении задания практикума</text:p>
      <text:p text:style-name="P9"/>
      <text:p text:style-name="P17">«Модель работы рыбоводческого хозяйства»</text:p>
      <text:p text:style-name="P8"/>
      <text:p text:style-name="P8"/>
      <text:p text:style-name="P3"/>
      <text:p text:style-name="P2"/>
      <text:p text:style-name="P2"/>
      <text:p text:style-name="P2"/>
      <text:p text:style-name="P2"/>
      <text:p text:style-name="P2"/>
      <text:p text:style-name="P2"/>
      <text:p text:style-name="P5">Пархоменко Екатерина</text:p>
      <text:p text:style-name="P5">425 группа</text:p>
      <text:p text:style-name="P10"/>
      <text:p text:style-name="P14"/>
      <text:p text:style-name="P14"/>
      <text:p text:style-name="P10"/>
      <text:p text:style-name="P10"/>
      <text:p text:style-name="P10"/>
      <text:p text:style-name="P10"/>
      <text:p text:style-name="P11">Москва, 2018</text:p>
      <text:p text:style-name="P4"><text:soft-page-break/>Оглавление</text:p>
      <text:p text:style-name="P6"/>
      <text:p text:style-name="P6"/>
      <text:p text:style-name="P6"/>
      <text:p text:style-name="P13">Уточнение постановки задачи <text:s text:c="106"/><text:span text:style-name="T9">3</text:span></text:p>
      <text:p text:style-name="P13"/>
      <text:p text:style-name="P13">Диаграмма основных классов <text:s text:c="106"/><text:span text:style-name="T9">4</text:span></text:p>
      <text:p text:style-name="P13"/>
      <text:p text:style-name="P13">Спецификации <text:span text:style-name="T4">классов <text:s text:c="117"/>4</text:span></text:p>
      <text:p text:style-name="P13"/>
      <text:p text:style-name="P13">Диаграмма объектов <text:s text:c="122"/><text:span text:style-name="T9">5</text:span></text:p>
      <text:p text:style-name="P13"/>
      <text:p text:style-name="P13">Инструментальные средства <text:s text:c="108"/><text:span text:style-name="T9">5</text:span></text:p>
      <text:p text:style-name="P13"/>
      <text:p text:style-name="P13">Файловая структура <text:s text:c="123"/><text:span text:style-name="T9">5</text:span></text:p>
      <text:p text:style-name="P13"/>
      <text:p text:style-name="P13">Пользовательский интерфейс <text:s text:c="107"/><text:span text:style-name="T9">6</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soft-page-break/>Уточнение постановки задачи</text:p>
      <text:p text:style-name="P7"/>
      <text:p text:style-name="P13"><text:tab/>Моделируется работа хозяйства по разведению и продаже нескольких видов рыбы (форели, карпа, <text:span text:style-name="T5">буффало, угорь, сом и щука</text:span>). Для разведения рыбы служат несколько (2 ≤ <text:span text:style-name="T5">n_pond</text:span> ≤ 7) прудов хозяйства, причем в каждом пруду в любой момент времени разводится не более одного вида рыбы. </text:p>
      <text:p text:style-name="P13"><text:tab/>Система моделирования реализует экономическую игру, участник которой – управляющий хозяйством. В начале моделируемого периода управляющий располагает определенным денежным капиталом для закупки сухого корма для рыб и, при необходимости, закупки мальков для развода. Управляющий также заключает контракт с торговым домом сроком на <text:span text:style-name="T5">duration</text:span> недель (6 ≤ <text:span text:style-name="T5">duration</text:span> ≤ 24), по которому обязуется еженедельно покупать сухого корма на определенную сумму и поставлять определенное число килограммов рыбы. Контракт фиксирует стоимости кормов и рыбы на каждые очередные 3 недели контрактного периода. В случае невыполнения обязательств по контракту управляющий будет обязан выплатить оговоренную в контракте неустойку, например, 1 тыс. руб. за каждый непроданный килограмм рыбы. </text:p>
      <text:p text:style-name="P13"><text:tab/>Шаг моделирования соответствует производственному циклу в 1 неделю, в течение которого происходит откорм рыбы в каждом из действующих прудов и соответственно – рост популяций рыб. Количественные изменения популяций измеряются в килограммах и моделируются с помощью следующих рекуррентных соотношений:</text:p>
      <text:p text:style-name="P12">Ny ° = α ∗ Na</text:p>
      <text:p text:style-name="P12">Na ° = β ∗ Ny − δ ∗ Na</text:p>
      <text:p text:style-name="P21"><text:span text:style-name="T6">где Ny, Na – количества соответственно молодых и взрослых рыб в начале недели, а Ny ° , Na ° – эти количества в конце недели; α и β – коэффициенты рождаемости и выживаемости молодняка; δ – коэффициент смертности взрослых особей. Указанные коэффициенты разных видов рыб: </text:span><text:span text:style-name="T7">карп — 0.95, 0.85, 0.15; буффало — 0.65, 0.65, 0.1; сом — 0.9, 0.9, 0.3; угорь — 0.8, 0.75, 0.2; щука — 0.7, 0.9, 0.1; форель — 0.5, 0.8, 0.2</text:span><text:span text:style-name="T6">. Стоимость кормов, необходимых для откорма рыб в течение недели, определяется по формуле P = Q ∗ (Ny/2 + Na) где Q – стоимость сухого корма, необходимого для откорма в течение недели 1 кг взрослых рыб соответственно. Если в пруд закладывается количество корма меньше, чем требуется численностью популяции, то происходит гибель ее части, пропорционально нехватке корма (при этом в равной мере погибают молодые и взрослые рыбы).</text:span></text:p>
      <text:p text:style-name="P13"><text:tab/>Цель моделирования – выявление стратегий производства, позволяющих по окончании срока контракта приумножить общий капитал хозяйства. Общий капитал складывается из стоимости всей имеющейся в настоящий момент рыбы (по контрактной цене последнего трехнедельного периода) и наличных денег. В ходе моделирования хозяйство может обанкротиться – это происходит, когда оно не может выполнить всех обязательств, определенных контрактом. </text:p>
      <text:p text:style-name="P13"><text:tab/>В модели следует учесть, что каждый пруд должен время от времени проходить очистку – при этом он на неделю должен быть освобожден от рыбы. Дополнительно можно учесть разные неблагоприятные случайные события (например, экстремальные колебания температуры пруда), приводящие к гибели некоторой части рыбы.</text:p>
      <text:p text:style-name="P13"><text:tab/>В параметры моделирования следует включить количество прудов <text:span text:style-name="T8">n_pond</text:span> и первоначальное количество рыбы в них, длительность контракта <text:span text:style-name="T8">duration</text:span>, все данные самого контракта, размер исходного капитала хозяйства, процент гибели рыбы при неблагоприятных факторах. </text:p>
      <text:p text:style-name="P13"><text:tab/>В ходе моделирования должна быть доступна вся информация о текущем состоянии дел хозяйства и о действующем контракте.</text:p>
      <text:p text:style-name="P7"/>
      <text:p text:style-name="P7"/>
      <text:p text:style-name="P4"><text:soft-page-break/>Диаграмма основных классов</text:p>
      <text:p text:style-name="P4"/>
      <text:p text:style-name="P6"/>
      <text:p text:style-name="P6"><draw:frame draw:style-name="fr2" draw:name="Изображение2" text:anchor-type="paragraph" svg:width="12.166cm" svg:height="10.576cm" draw:z-index="1"><draw:image xlink:href="Pictures/10000201000001E2000001A3D8F4ABF065850EFE.png" xlink:type="simple" xlink:show="embed" xlink:actuate="onLoad"/></draw:frame></text:p>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2">Спецификации </text:span><text:span text:style-name="T3">классов</text:span></text:p>
      <text:p text:style-name="P4"/>
      <text:p text:style-name="P22">//<text:span text:style-name="T9">класс внешнего мира</text:span></text:p>
      <text:p text:style-name="P15">class game_world:</text:p>
      <text:p text:style-name="P15"><text:tab/>//<text:span text:style-name="T9">инициализация внешнего мира</text:span></text:p>
      <text:p text:style-name="P15"><text:tab/>def __init__(self, capital, n_pond, ponds, duration, contract_fish, contract_forage, forfeit, <text:tab/><text:tab/><text:tab/>cost_fish, cost_forage, percent)</text:p>
      <text:p text:style-name="P15"><text:tab/>//<text:span text:style-name="T9">обновление состояния внешнего мира</text:span></text:p>
      <text:p text:style-name="P15"><text:tab/>def update(self)</text:p>
      <text:p text:style-name="P15"><text:tab/>//<text:span text:style-name="T9">покупка мальков</text:span></text:p>
      <text:p text:style-name="P15"><text:tab/>def buy_fish(self, fish)</text:p>
      <text:p text:style-name="P15"><text:tab/>//<text:span text:style-name="T9">покупка корма для рыб</text:span></text:p>
      <text:p text:style-name="P15"><text:tab/>def buy_forage(self, forage)</text:p>
      <text:p text:style-name="P15"/>
      <text:p text:style-name="P15">//<text:span text:style-name="T9">класс владельца рыбоводческого хозяйства</text:span></text:p>
      <text:p text:style-name="P15">class owner:</text:p>
      <text:p text:style-name="P15"><text:tab/>//<text:span text:style-name="T9">инициализация владельца</text:span></text:p>
      <text:p text:style-name="P15"><text:tab/>def __init__(self, capital, n_pond, ponds, duration, cost_fish, cost_forage, forfeit)</text:p>
      <text:p text:style-name="P15"><text:tab/>//<text:span text:style-name="T9">обновление состояния контракта, продажа рыбы и покупка корма</text:span></text:p>
      <text:p text:style-name="P15"><text:tab/>def update_contract(self, time, factor, percent)</text:p>
      <text:p text:style-name="P15"><text:tab/>//<text:span text:style-name="T9">продажа по контракту взрослой рыбы</text:span></text:p>
      <text:p text:style-name="P15"><text:tab/>def update_adults_fish(self, adults_fish, contract_fish)</text:p>
      <text:p text:style-name="P15"><text:soft-page-break/><text:tab/>//<text:span text:style-name="T9">продажа по контракту молодой рыбы</text:span></text:p>
      <text:p text:style-name="P15"><text:tab/>def update_young_fish(self, contract_fish)</text:p>
      <text:p text:style-name="P15"><text:tab/>//<text:span text:style-name="T9">обновление состояния прудов</text:span></text:p>
      <text:p text:style-name="P15"><text:tab/>def update_ponds(self, factor, percent)</text:p>
      <text:p text:style-name="P15"/>
      <text:p text:style-name="P15">//<text:span text:style-name="T9">класс пруда</text:span></text:p>
      <text:p text:style-name="P15">class pond:</text:p>
      <text:p text:style-name="P15"><text:tab/>//<text:span text:style-name="T9">инициализация пруда</text:span></text:p>
      <text:p text:style-name="P15"><text:tab/>def __init__(self, status, population)</text:p>
      <text:p text:style-name="P15"><text:tab/>//<text:span text:style-name="T9">обновление состояния пруда</text:span></text:p>
      <text:p text:style-name="P15"><text:tab/>def update(self, factor, percent)</text:p>
      <text:p text:style-name="P15"/>
      <text:p text:style-name="P4"/>
      <text:p text:style-name="P6"/>
      <text:p text:style-name="P4">Диаграмма объектов</text:p>
      <text:p text:style-name="P6"/>
      <text:p text:style-name="P6"><draw:frame draw:style-name="fr2" draw:name="Изображение3" text:anchor-type="paragraph" svg:width="12.178cm" svg:height="6.692cm" draw:z-index="2"><draw:image xlink:href="Pictures/10000201000001EF000001103BA3BDB138F3DBB9.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Инструментальные средства</text:p>
      <text:p text:style-name="P6"/>
      <text:p text:style-name="P20">Язык разработки: Python3</text:p>
      <text:p text:style-name="P19"/>
      <text:p text:style-name="P20"><text:span text:style-name="T1">С</text:span>реда разработки: PyCharm</text:p>
      <text:p text:style-name="P19"/>
      <text:p text:style-name="P18">Используем<text:span text:style-name="T1">ые</text:span> библиотеки: <text:span text:style-name="T1">tkinter, random</text:span></text:p>
      <text:p text:style-name="P15"/>
      <text:p text:style-name="P6"/>
      <text:p text:style-name="P4">Файловая структура</text:p>
      <text:p text:style-name="P6"/>
      <text:p text:style-name="P15">interface.py — реализация пользовательского интерфейса</text:p>
      <text:p text:style-name="P15"/>
      <text:p text:style-name="P16">classes_for_project.py — определение и реализация классов game_world, owner, pond</text:p>
      <text:p text:style-name="P7"><text:s/></text:p>
      <text:p text:style-name="P7"/>
      <text:p text:style-name="P4"><text:soft-page-break/>Пользовательский интерфейс</text:p>
      <text:p text:style-name="P7"/>
      <text:p text:style-name="P24">При запуске программы появляется окно приветствия.</text:p>
      <text:p text:style-name="P24"/>
      <text:p text:style-name="P7"><draw:frame draw:style-name="fr2" draw:name="Изображение4" text:anchor-type="paragraph" svg:width="13.984cm" svg:height="8.804cm" draw:z-index="3"><draw:image xlink:href="Pictures/20000009000052CA00003693AC0239150CFC9635.svm" xlink:type="simple" xlink:show="embed" xlink:actuate="onLoad"/></draw:frame></text:p>
      <text:p text:style-name="P24">При нажатии кнопки «Далее» появляется строка ввода числа — размер стартового капитала.</text:p>
      <text:p text:style-name="P7"/>
      <text:p text:style-name="P7"><draw:frame draw:style-name="fr3" draw:name="Изображение5" text:anchor-type="paragraph" svg:width="14.012cm" svg:height="8.901cm" draw:z-index="4"><draw:image xlink:href="Pictures/20000009000052B0000036ADD746E9F24AEAF352.svm" xlink:type="simple" xlink:show="embed" xlink:actuate="onLoad"/></draw:frame></text:p>
      <text:p text:style-name="P24"/>
      <text:p text:style-name="P24">Теперь пользователю нужно выбрать, сколько у него будет прудов. Значение находится в диапазоне от 2 до 7 прудов.</text:p>
      <text:p text:style-name="P15"><draw:frame draw:style-name="fr3" draw:name="Изображение6" text:anchor-type="paragraph" svg:width="13.896cm" svg:height="8.844cm" draw:z-index="5"><draw:image xlink:href="Pictures/20000009000052B0000036AD9EB932824B5646C7.svm" xlink:type="simple" xlink:show="embed" xlink:actuate="onLoad"/></draw:frame><text:soft-page-break/></text:p>
      <text:p text:style-name="P24">В дальнейшем окне появляется список прудов, в зависимости от того, сколько прудов будет у пользователя. В каждом пруду нужно выбрать вид рыбы и ее количество. </text:p>
      <text:p text:style-name="P15"/>
      <text:p text:style-name="P15"><draw:frame draw:style-name="fr3" draw:name="Изображение7" text:anchor-type="paragraph" svg:width="13.834cm" svg:height="8.832cm" draw:z-index="6"><draw:image xlink:href="Pictures/20000009000052B0000036939DA727A29EFD1D8E.svm" xlink:type="simple" xlink:show="embed" xlink:actuate="onLoad"/></draw:frame></text:p>
      <text:p text:style-name="P25">Окно, аналогичное выбору количество прудов, открывается и для выбора длительности контракта. Значения находятся в диапазоне от 6 до 24 и может быть только кратно 3.</text:p>
      <text:p text:style-name="P25">Далее для каждого трехнедельного периода контракта пользователю нужно выбрать количество и стоимость рыбы, которую он должен будет продавать, и количество и стоимость корма, который он должен будет покупать. Количество рыбы и корма находится в диапазоне от 0 до 30, а цена — от 0 до 150.</text:p>
      <text:p text:style-name="P15"/>
      <text:p text:style-name="P15"><draw:frame draw:style-name="fr2" draw:name="Изображение8" text:anchor-type="paragraph" svg:width="13.799cm" svg:height="8.703cm" draw:z-index="7"><draw:image xlink:href="Pictures/200000090000527B00003693AD83C9167B3FA03C.svm" xlink:type="simple" xlink:show="embed" xlink:actuate="onLoad"/></draw:frame><text:soft-page-break/></text:p>
      <text:p text:style-name="P25">Теперь пользователю осталось указать последние параметры. Выбирается величина неустойки за каждый не проданный кг рыбы или не купленный кг корма. Выбирается стоимость кг мальков для развода и <text:s/>стоимость дополнительного кг корма для рыб. Также выбирается процент гибели рыбы в прудах при неблагоприятных факторах.</text:p>
      <text:p text:style-name="P25"/>
      <text:p text:style-name="P28"><draw:frame draw:style-name="fr3" draw:name="Изображение9" text:anchor-type="paragraph" svg:width="13.776cm" svg:height="8.781cm" draw:z-index="8"><draw:image xlink:href="Pictures/20000009000052B0000036932E53F08562823595.svm" xlink:type="simple" xlink:show="embed" xlink:actuate="onLoad"/></draw:frame></text:p>
      <text:p text:style-name="P25">Теперь начинается игра! Сразу же выводится начальное состояние капитала, <text:s/>прудов, количество корма и значения по контракту на следующую неделю. Пользователь может выбрать количество мальков или корма, который хочет купить. Для покупки нужно нажать на кнопку «Купить мальков» или «Купить корм» соответственно. Покупать можно несколько раз за один ход. <text:span text:style-name="T10">При совершении операции, в окне появляется обновленное состояние прудов или новое количество корма.</text:span> Для того, чтобы наступила следующая неделя, нужно нажать на кнопку «Следующая неделя».</text:p>
      <text:p text:style-name="P7"><draw:frame draw:style-name="fr3" draw:name="Изображение10" text:anchor-type="paragraph" svg:width="13.737cm" svg:height="8.714cm" draw:z-index="9"><draw:image xlink:href="Pictures/20000009000052B000003693B73287ECA9214B6A.svm" xlink:type="simple" xlink:show="embed" xlink:actuate="onLoad"/></draw:frame><text:soft-page-break/></text:p>
      <text:p text:style-name="P26">В течении игры пруды периодически проходят Очистку. При этом в пруду неделю нет рыбы. Это все отображается в окне. Также, если происходит похолодание воды в прудах, это тоже отображается в окне. </text:p>
      <text:p text:style-name="P26"/>
      <text:p text:style-name="P7"><draw:frame draw:style-name="fr3" draw:name="Изображение12" text:anchor-type="paragraph" svg:width="13.705cm" svg:height="8.677cm" draw:z-index="10"><draw:image xlink:href="Pictures/20000009000052B00000369350E5944BBDCB71E4.svm" xlink:type="simple" xlink:show="embed" xlink:actuate="onLoad"/></draw:frame></text:p>
      <text:p text:style-name="P26">По окончанию действия контракта или из-за банкротства, игра заканчивается. В новом окне появляется либо надпись, поздравляющая с выигрышем, либо надпись о проигрыше. Также можно начать игру заново, либо выйти из нее.</text:p>
      <text:p text:style-name="P7"><draw:frame draw:style-name="fr3" draw:name="Изображение13" text:anchor-type="paragraph" svg:width="13.831cm" svg:height="8.758cm" draw:z-index="11"><draw:image xlink:href="Pictures/20000009000052B0000036798DD281302B20824C.svm"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background-color="#ffffff"/>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18:12:30.938226797</meta:creation-date>
    <dc:date>2018-04-13T16:09:45.192314663</dc:date>
    <meta:editing-duration>PT3H56M53S</meta:editing-duration>
    <meta:editing-cycles>11</meta:editing-cycles>
    <meta:generator>LibreOffice/5.1.6.2$Linux_X86_64 LibreOffice_project/10m0$Build-2</meta:generator>
    <meta:document-statistic meta:table-count="0" meta:image-count="12" meta:object-count="0" meta:page-count="10" meta:paragraph-count="78" meta:word-count="971" meta:character-count="8051" meta:non-whitespace-character-count="6307"/>
  </office:meta>
</office:document-meta>
</file>